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36cm" fo:margin-left="0.009cm" table:align="left" style:writing-mode="lr-tb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31cm" fo:keep-together="auto"/>
    </style:style>
    <style:style style:name="Таблица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language="en" fo:country="US"/>
    </style:style>
    <style:style style:name="P8" style:family="paragraph" style:parent-style-name="Table">
      <style:paragraph-properties style:snap-to-layout-grid="false"/>
      <style:text-properties style:use-window-font-color="true"/>
    </style:style>
    <style:style style:name="P9" style:family="paragraph" style:parent-style-name="Table">
      <style:paragraph-properties style:snap-to-layout-grid="false"/>
      <style:text-properties style:use-window-font-color="true"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orphans="2" fo:widows="2" style:writing-mode="lr-tb"/>
      <style:text-properties fo:font-style="normal" fo:background-color="transparent" style:font-style-asian="normal" style:font-style-complex="normal"/>
    </style:style>
    <style:style style:name="P13" style:family="paragraph" style:parent-style-name="Standard">
      <style:paragraph-properties fo:orphans="2" fo:widows="2" style:writing-mode="lr-tb"/>
    </style:style>
    <style:style style:name="P14" style:family="paragraph" style:parent-style-name="Standard">
      <style:paragraph-properties fo:orphans="2" fo:widows="2" style:writing-mode="lr-tb"/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9" style:family="paragraph" style:parent-style-name="Standard">
      <style:text-properties fo:background-color="transparent"/>
    </style:style>
    <style:style style:name="P20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background-color="transparent" style:font-style-asian="italic" style:font-style-complex="italic"/>
    </style:style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>
      <style:text-properties fo:font-style="normal" fo:background-color="transparent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26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Standard" style:list-style-name="L1"/>
    <style:style style:name="P32" style:family="paragraph" style:parent-style-name="Standard" style:list-style-name="L2"/>
    <style:style style:name="P33" style:family="paragraph" style:parent-style-name="Standard" style:list-style-name="L3">
      <style:text-properties fo:font-style="normal" style:font-style-asian="normal" style:font-style-complex="normal"/>
    </style:style>
    <style:style style:name="P34" style:family="paragraph" style:parent-style-name="Standard" style:list-style-name="L3">
      <style:text-properties fo:font-style="normal" fo:background-color="transparent" style:font-style-asian="normal" style:font-style-complex="normal"/>
    </style:style>
    <style:style style:name="P35" style:family="paragraph" style:parent-style-name="Standard" style:list-style-name="L4">
      <style:text-properties fo:font-style="normal" fo:background-color="transparent" style:font-style-asian="normal" style:font-style-complex="normal"/>
    </style:style>
    <style:style style:name="P36" style:family="paragraph" style:parent-style-name="Standard" style:list-style-name="L8">
      <style:text-properties fo:font-style="normal" fo:background-color="transparent" style:font-style-asian="normal" style:font-style-complex="normal"/>
    </style:style>
    <style:style style:name="P37" style:family="paragraph" style:parent-style-name="Standard" style:list-style-name="L5"/>
    <style:style style:name="P38" style:family="paragraph" style:parent-style-name="Standard" style:list-style-name="L6"/>
    <style:style style:name="P39" style:family="paragraph" style:parent-style-name="Standard" style:list-style-name="L7"/>
    <style:style style:name="P40" style:family="paragraph" style:parent-style-name="Standard">
      <style:text-properties fo:background-color="transparent"/>
    </style:style>
    <style:style style:name="P41" style:family="paragraph" style:parent-style-name="Standard" style:list-style-name="L9">
      <style:paragraph-properties fo:orphans="2" fo:widows="2" style:writing-mode="lr-tb"/>
      <style:text-properties fo:background-color="transparent"/>
    </style:style>
    <style:style style:name="P42" style:family="paragraph" style:parent-style-name="Heading_20_3">
      <style:text-properties fo:background-color="transparent"/>
    </style:style>
    <style:style style:name="P43" style:family="paragraph" style:parent-style-name="Heading_20_3">
      <style:text-properties style:font-size-complex="10pt"/>
    </style:style>
    <style:style style:name="P44" style:family="paragraph" style:parent-style-name="Heading_20_3">
      <style:paragraph-properties fo:orphans="2" fo:widows="2" style:writing-mode="lr-tb"/>
    </style:style>
    <style:style style:name="P45" style:family="paragraph" style:parent-style-name="Комментарий" style:list-style-name="WW8Num46"/>
    <style:style style:name="P46" style:family="paragraph" style:parent-style-name="Комментарий" style:list-style-name="WW8Num80"/>
    <style:style style:name="P47" style:family="paragraph" style:parent-style-name="Комментарий" style:list-style-name="WW8Num14"/>
    <style:style style:name="P48" style:family="paragraph" style:parent-style-name="Комментарий" style:list-style-name="WW8Num48"/>
    <style:style style:name="P49" style:family="paragraph" style:parent-style-name="Комментарий" style:list-style-name="WW8Num37"/>
    <style:style style:name="P50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Wingdings"/>
    </style:style>
    <style:style style:name="T8" style:family="text">
      <style:text-properties fo:language="ru" fo:country="RU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background-color="#ffff00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8">BigSpace</text:p>
          </table:table-cell>
        </table:table-row>
        <table:table-row table:style-name="Таблица1.4">
          <table:table-cell table:style-name="Таблица1.A1" office:value-type="string">
            <text:p text:style-name="P15">Дизайн-документ</text:p>
            <text:p text:style-name="P16"/>
            <text:p text:style-name="P16"/>
            <text:p text:style-name="P16">Автор: Александр Гранин</text:p>
          </table:table-cell>
        </table:table-row>
      </table:table>
      <text:p text:style-name="P26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0"><text:a xlink:type="simple" xlink:href="#__RefHeading__20_113153493" text:style-name="Index_20_Link" text:visited-style-name="Index_20_Link">1. Введение<text:tab/>4</text:a></text:p>
          <text:p text:style-name="P30"><text:a xlink:type="simple" xlink:href="#__RefHeading__22_113153493" text:style-name="Index_20_Link" text:visited-style-name="Index_20_Link">2. Концепция<text:tab/>5</text:a></text:p>
          <text:p text:style-name="P28"><text:a xlink:type="simple" xlink:href="#__RefHeading__24_113153493" text:style-name="Index_20_Link" text:visited-style-name="Index_20_Link">2.1. Введение<text:tab/>5</text:a></text:p>
          <text:p text:style-name="P28"><text:a xlink:type="simple" xlink:href="#__RefHeading__26_113153493" text:style-name="Index_20_Link" text:visited-style-name="Index_20_Link">2.2. Платформа, жанр и аудитория<text:tab/>5</text:a></text:p>
          <text:p text:style-name="P28"><text:a xlink:type="simple" xlink:href="#__RefHeading__28_113153493" text:style-name="Index_20_Link" text:visited-style-name="Index_20_Link">2.3. Основные особенности игры<text:tab/>5</text:a></text:p>
          <text:p text:style-name="P28"><text:a xlink:type="simple" xlink:href="#__RefHeading__30_113153493" text:style-name="Index_20_Link" text:visited-style-name="Index_20_Link">2.4. Описание игры<text:tab/>6</text:a></text:p>
          <text:p text:style-name="P28"><text:a xlink:type="simple" xlink:href="#__RefHeading__32_113153493" text:style-name="Index_20_Link" text:visited-style-name="Index_20_Link">2.5. Предпосылки создания<text:tab/>6</text:a></text:p>
          <text:p text:style-name="P28"><text:a xlink:type="simple" xlink:href="#__RefHeading__34_113153493" text:style-name="Index_20_Link" text:visited-style-name="Index_20_Link">2.6. Платформа<text:tab/>6</text:a></text:p>
          <text:p text:style-name="P30"><text:a xlink:type="simple" xlink:href="#__RefHeading__36_113153493" text:style-name="Index_20_Link" text:visited-style-name="Index_20_Link">3. Функциональная спецификация<text:tab/>7</text:a></text:p>
          <text:p text:style-name="P28"><text:a xlink:type="simple" xlink:href="#__RefHeading__38_113153493" text:style-name="Index_20_Link" text:visited-style-name="Index_20_Link">3.1. Принципы игры<text:tab/>7</text:a></text:p>
          <text:p text:style-name="P29"><text:a xlink:type="simple" xlink:href="#__RefHeading__40_113153493" text:style-name="Index_20_Link" text:visited-style-name="Index_20_Link">3.1.1. Задачи игрока<text:tab/>7</text:a></text:p>
          <text:p text:style-name="P29"><text:a xlink:type="simple" xlink:href="#__RefHeading__1059_1709361289" text:style-name="Index_20_Link" text:visited-style-name="Index_20_Link">3.1.2. Суть игрового процесса<text:tab/>8</text:a></text:p>
          <text:p text:style-name="P29"><text:a xlink:type="simple" xlink:href="#__RefHeading__42_113153493" text:style-name="Index_20_Link" text:visited-style-name="Index_20_Link">3.1.3. Ход игры и сюжет<text:tab/>9</text:a></text:p>
          <text:p text:style-name="P28"><text:a xlink:type="simple" xlink:href="#__RefHeading__44_113153493" text:style-name="Index_20_Link" text:visited-style-name="Index_20_Link">3.2. Физическая модель<text:tab/>10</text:a></text:p>
          <text:p text:style-name="P29"><text:a xlink:type="simple" xlink:href="#__RefHeading__1061_1709361289" text:style-name="Index_20_Link" text:visited-style-name="Index_20_Link">3.2.1. Описание мира<text:tab/>10</text:a></text:p>
          <text:p text:style-name="P29"><text:a xlink:type="simple" xlink:href="#__RefHeading__1609_1395079908" text:style-name="Index_20_Link" text:visited-style-name="Index_20_Link">3.2.2. Космические объекты и события<text:tab/>11</text:a></text:p>
          <text:p text:style-name="P29"><text:a xlink:type="simple" xlink:href="#__RefHeading__1063_1709361289" text:style-name="Index_20_Link" text:visited-style-name="Index_20_Link">3.2.3. Игровая инфраструктура<text:tab/>12</text:a></text:p>
          <text:p text:style-name="P29"><text:a xlink:type="simple" xlink:href="#__RefHeading__1065_1709361289" text:style-name="Index_20_Link" text:visited-style-name="Index_20_Link">3.2.4. Энергия<text:tab/>13</text:a></text:p>
          <text:p text:style-name="P29"><text:a xlink:type="simple" xlink:href="#__RefHeading__1067_1709361289" text:style-name="Index_20_Link" text:visited-style-name="Index_20_Link">3.2.5. Время<text:tab/>14</text:a></text:p>
          <text:p text:style-name="P29"><text:a xlink:type="simple" xlink:href="#__RefHeading__1807_420451582" text:style-name="Index_20_Link" text:visited-style-name="Index_20_Link">3.2.6. Элементы<text:tab/>15</text:a></text:p>
          <text:p text:style-name="P29"><text:a xlink:type="simple" xlink:href="#__RefHeading__1809_420451582" text:style-name="Index_20_Link" text:visited-style-name="Index_20_Link">3.2.7. Изменяемые алгоритмы<text:tab/>15</text:a></text:p>
          <text:p text:style-name="P29"><text:a xlink:type="simple" xlink:href="#__RefHeading__1811_420451582" text:style-name="Index_20_Link" text:visited-style-name="Index_20_Link">3.2.8. Язык программирования<text:tab/>15</text:a></text:p>
          <text:p text:style-name="P29"><text:a xlink:type="simple" xlink:href="#__RefHeading__1813_420451582" text:style-name="Index_20_Link" text:visited-style-name="Index_20_Link">3.2.9. Космические базы<text:tab/>15</text:a></text:p>
          <text:p text:style-name="P29"><text:a xlink:type="simple" xlink:href="#__RefHeading__1815_420451582" text:style-name="Index_20_Link" text:visited-style-name="Index_20_Link">3.2.10. Аномалии космоса<text:tab/>15</text:a></text:p>
          <text:p text:style-name="P29"><text:a xlink:type="simple" xlink:href="#__RefHeading__1817_420451582" text:style-name="Index_20_Link" text:visited-style-name="Index_20_Link">3.2.11. Гранулы<text:tab/>16</text:a></text:p>
          <text:p text:style-name="P28"><text:a xlink:type="simple" xlink:href="#__RefHeading__46_113153493" text:style-name="Index_20_Link" text:visited-style-name="Index_20_Link">3.3. Персонаж игрока<text:tab/>17</text:a></text:p>
          <text:p text:style-name="P28"><text:a xlink:type="simple" xlink:href="#__RefHeading__48_113153493" text:style-name="Index_20_Link" text:visited-style-name="Index_20_Link">3.4. Элементы игры<text:tab/>17</text:a></text:p>
          <text:p text:style-name="P29"><text:a xlink:type="simple" xlink:href="#__RefHeading__1819_420451582" text:style-name="Index_20_Link" text:visited-style-name="Index_20_Link">3.4.1. Трансмиттер<text:tab/>17</text:a></text:p>
          <text:p text:style-name="P29"><text:a xlink:type="simple" xlink:href="#__RefHeading__1821_420451582" text:style-name="Index_20_Link" text:visited-style-name="Index_20_Link">3.4.2. Сканер<text:tab/>17</text:a></text:p>
          <text:p text:style-name="P29"><text:a xlink:type="simple" xlink:href="#__RefHeading__1823_420451582" text:style-name="Index_20_Link" text:visited-style-name="Index_20_Link">3.4.3. Транслятор<text:tab/>17</text:a></text:p>
          <text:p text:style-name="P29"><text:a xlink:type="simple" xlink:href="#__RefHeading__1825_420451582" text:style-name="Index_20_Link" text:visited-style-name="Index_20_Link">3.4.4. Энергостанция<text:tab/>17</text:a></text:p>
          <text:p text:style-name="P29"><text:a xlink:type="simple" xlink:href="#__RefHeading__1827_420451582" text:style-name="Index_20_Link" text:visited-style-name="Index_20_Link">3.4.5. Энергоканал<text:tab/>17</text:a></text:p>
          <text:p text:style-name="P29"><text:a xlink:type="simple" xlink:href="#__RefHeading__1829_420451582" text:style-name="Index_20_Link" text:visited-style-name="Index_20_Link">3.4.6. Энергоблок<text:tab/>17</text:a></text:p>
          <text:p text:style-name="P29"><text:a xlink:type="simple" xlink:href="#__RefHeading__1831_420451582" text:style-name="Index_20_Link" text:visited-style-name="Index_20_Link">3.4.7. Хранилище<text:tab/>18</text:a></text:p>
          <text:p text:style-name="P28"><text:a xlink:type="simple" xlink:href="#__RefHeading__50_113153493" text:style-name="Index_20_Link" text:visited-style-name="Index_20_Link">3.5. «Искусственный интеллект»<text:tab/>18</text:a></text:p>
          <text:p text:style-name="P28"><text:a xlink:type="simple" xlink:href="#__RefHeading__52_113153493" text:style-name="Index_20_Link" text:visited-style-name="Index_20_Link">3.6. Многопользовательский режим<text:tab/>18</text:a></text:p>
          <text:p text:style-name="P28"><text:a xlink:type="simple" xlink:href="#__RefHeading__54_113153493" text:style-name="Index_20_Link" text:visited-style-name="Index_20_Link">3.7. Интерфейс пользователя <text:tab/>18</text:a></text:p>
          <text:p text:style-name="P29"><text:a xlink:type="simple" xlink:href="#__RefHeading__56_113153493" text:style-name="Index_20_Link" text:visited-style-name="Index_20_Link">3.7.1. Блок-схема<text:tab/>18</text:a></text:p>
          <text:p text:style-name="P29"><text:a xlink:type="simple" xlink:href="#__RefHeading__58_113153493" text:style-name="Index_20_Link" text:visited-style-name="Index_20_Link">3.7.2. Функциональное описание и управление<text:tab/>18</text:a></text:p>
          <text:p text:style-name="P29"><text:a xlink:type="simple" xlink:href="#__RefHeading__60_113153493" text:style-name="Index_20_Link" text:visited-style-name="Index_20_Link">3.7.3. Объекты интерфейса пользователя<text:tab/>18</text:a></text:p>
          <text:p text:style-name="P28"><text:a xlink:type="simple" xlink:href="#__RefHeading__62_113153493" text:style-name="Index_20_Link" text:visited-style-name="Index_20_Link">3.8. Графика и видео<text:tab/>19</text:a></text:p>
          <text:p text:style-name="P29"><text:a xlink:type="simple" xlink:href="#__RefHeading__64_113153493" text:style-name="Index_20_Link" text:visited-style-name="Index_20_Link">3.8.1. Общее описание<text:tab/>19</text:a></text:p>
          <text:p text:style-name="P29"><text:a xlink:type="simple" xlink:href="#__RefHeading__66_113153493" text:style-name="Index_20_Link" text:visited-style-name="Index_20_Link">3.8.2. Двумерная графика и анимация<text:tab/>19</text:a></text:p>
          <text:p text:style-name="P29"><text:a xlink:type="simple" xlink:href="#__RefHeading__68_113153493" text:style-name="Index_20_Link" text:visited-style-name="Index_20_Link">3.8.3. Трехмерная графика и анимация<text:tab/>19</text:a></text:p>
          <text:p text:style-name="P29"><text:a xlink:type="simple" xlink:href="#__RefHeading__70_113153493" text:style-name="Index_20_Link" text:visited-style-name="Index_20_Link">3.8.4. Анимационные вставки<text:tab/>19</text:a></text:p>
          <text:p text:style-name="P28"><text:a xlink:type="simple" xlink:href="#__RefHeading__72_113153493" text:style-name="Index_20_Link" text:visited-style-name="Index_20_Link">3.9. Звуки и музыка <text:tab/>19</text:a></text:p>
          <text:p text:style-name="P29"><text:a xlink:type="simple" xlink:href="#__RefHeading__74_113153493" text:style-name="Index_20_Link" text:visited-style-name="Index_20_Link">3.9.1. Общее описание<text:tab/>19</text:a></text:p>
          <text:p text:style-name="P29"><text:a xlink:type="simple" xlink:href="#__RefHeading__76_113153493" text:style-name="Index_20_Link" text:visited-style-name="Index_20_Link">3.9.2. Звук и звуковые эффекты<text:tab/>20</text:a></text:p>
          <text:p text:style-name="P29"><text:a xlink:type="simple" xlink:href="#__RefHeading__78_113153493" text:style-name="Index_20_Link" text:visited-style-name="Index_20_Link">3.9.3. Музыка<text:tab/>20</text:a></text:p>
          <text:p text:style-name="P28"><text:a xlink:type="simple" xlink:href="#__RefHeading__80_113153493" text:style-name="Index_20_Link" text:visited-style-name="Index_20_Link">3.10. Описание уровней<text:tab/>20</text:a></text:p>
          <text:p text:style-name="P29"><text:a xlink:type="simple" xlink:href="#__RefHeading__82_113153493" text:style-name="Index_20_Link" text:visited-style-name="Index_20_Link">3.10.1. Общее описание дизайна уровней<text:tab/>20</text:a></text:p>
          <text:p text:style-name="P29"><text:a xlink:type="simple" xlink:href="#__RefHeading__84_113153493" text:style-name="Index_20_Link" text:visited-style-name="Index_20_Link">3.10.2. Диаграмма взаимного расположения уровней<text:tab/>20</text:a></text:p>
          <text:p text:style-name="P29"><text:soft-page-break/><text:a xlink:type="simple" xlink:href="#__RefHeading__86_113153493" text:style-name="Index_20_Link" text:visited-style-name="Index_20_Link">3.10.3. График введения новых объектов<text:tab/>20</text:a></text:p>
          <text:p text:style-name="P30"><text:a xlink:type="simple" xlink:href="#__RefHeading__88_113153493" text:style-name="Index_20_Link" text:visited-style-name="Index_20_Link">4. Контакты<text:tab/>21</text:a></text:p>
        </text:index-body>
      </text:table-of-content>
      <text:p text:style-name="P17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273335821" text:style-name="WW8Num46">
        <text:list-item>
          <text:p text:style-name="P45">Комментарии по организации содержимого документа</text:p>
        </text:list-item>
        <text:list-item>
          <text:p text:style-name="P45">Ссылки на и используемые материалы, копирайты и прочее</text:p>
        </text:list-item>
        <text:list-item>
          <text:p text:style-name="P45">История изменений документа</text:p>
        </text:list-item>
        <text:list-item>
          <text:p text:style-name="P45">Список авторов</text:p>
        </text:list-item>
        <text:list-item>
          <text:p text:style-name="P45">Условные обозначения, сокращения и другие соглашения</text:p>
        </text:list-item>
        <text:list-item>
          <text:p text:style-name="P45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8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реального времени с видом от первого лица. Жанр — смешанный: трехмерный космический симулятор с элементами Exploration, Constructing, а также Surviving, <text:span text:style-name="T4">RTS</text:span> и Programming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часть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4">USP</text:span> – <text:span text:style-name="T4">unique</text:span> <text:span text:style-name="T4">selling</text:span> <text:span text:style-name="T4">points</text:span>):</text:p>
      <text:list xml:id="list1353055350" text:style-name="L1">
        <text:list-item>
          <text:p text:style-name="P31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31">Изменяемые алгоритмы, управляющие игровыми объектами.</text:p>
        </text:list-item>
        <text:list-item>
          <text:p text:style-name="P31">Время как важная концепция. Путешествие во времени по особым законам.</text:p>
        </text:list-item>
        <text:list-item>
          <text:p text:style-name="P31">Процедурная генерация мира.</text:p>
        </text:list-item>
        <text:list-item>
          <text:p text:style-name="P31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31">Разнообразные фантастические объекты космоса, обусловленные фантастической моделью.</text:p>
        </text:list-item>
        <text:list-item>
          <text:p text:style-name="P31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31">Открытый мир, свобода действий, не требующая следования сюжету.</text:p>
        </text:list-item>
        <text:list-item>
          <text:p text:style-name="P31"><text:soft-page-break/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31">Противник с необычной психологией.</text:p>
        </text:list-item>
        <text:list-item>
          <text:p text:style-name="P31">Особый геймплей.</text:p>
        </text:list-item>
      </text:list>
      <text:p text:style-name="P27">Игра пригодна для издания на западном рынке.</text:p>
      <text:p text:style-name="Standard">Примерный объем сюжета — 10 часов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725059047" text:continue-list="list273335821" text:style-name="WW8Num46">
        <text:list-item>
          <text:p text:style-name="P45">общие тенденции рынка в этом направлении</text:p>
        </text:list-item>
        <text:list-item>
          <text:p text:style-name="P45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6">MS Windows XP / 7</text:span></text:span></text:p>
          </table:table-cell>
          <table:table-cell table:style-name="Таблица2.C1" office:value-type="string">
            <text:p text:style-name="P4"><text:span text:style-name="Strong_20_Emphasis"><text:span text:style-name="T6"/></text:span></text:p>
          </table:table-cell>
        </table:table-row>
        <table:table-row table:style-name="Таблица2.3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8">Intel Core i7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8">8Gb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9">16Gb игра + 16Gb игровые данные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6">NVIDIA GeForce GT M240</text:span></text:span></text:p>
          </table:table-cell>
          <table:table-cell table:style-name="Таблица2.C1" office:value-type="string">
            <text:p text:style-name="P4"><text:span text:style-name="Strong_20_Emphasis"><text:span text:style-name="T6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6">Клавиатура, мышь</text:span></text:span>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Монитор</text:p>
          </table:table-cell>
          <table:table-cell table:style-name="Таблица2.A1" office:value-type="string">
            <text:p text:style-name="P4">Желателен монитор с большой диагональю</text:p>
          </table:table-cell>
          <table:table-cell table:style-name="Таблица2.C1" office:value-type="string">
            <text:p text:style-name="P4">Проектор, позволяющий нарисовать большую картинку космоса на экране. Чем больше диагональ и чем насыщеннее цвета, тем сильнее эффект от игры.</text:p>
          </table:table-cell>
        </table:table-row>
        <table:table-row table:style-name="Таблица2.1">
          <table:table-cell table:style-name="Таблица2.A9" office:value-type="string">
            <text:p text:style-name="Table"/>
          </table:table-cell>
          <table:table-cell table:style-name="Таблица2.A9" office:value-type="string">
            <text:p text:style-name="P4"><text:span text:style-name="Strong_20_Emphasis"><text:span text:style-name="T6"/></text:span></text:p>
          </table:table-cell>
          <table:table-cell table:style-name="Таблица2.C9" office:value-type="string">
            <text:p text:style-name="P4"><text:span text:style-name="Strong_20_Emphasis"><text:span text:style-name="T6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оставляется полная свобода действий. Он волен ставить себе любые цели и вкладывать в них собственный смысл, пользуясь воображением. Сюжет игры лишь предлагает одну из таких целей. Попасть в определенную точку пространства? Перенестись во времени вперед или назад? Добраться до начала времен? Узнать, что происходит в черных дырах? Построить гигантский флот и разгромить врага, - или придумать, как сделать местные формы жизни дружественными? Возможно всё. Игрок сам ищет способы, как получить удовольствие от игры.</text:p>
      <text:p text:style-name="Standard">Основная задача игрока -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Изучение пришельца и противостояние ему — это следующая большая задача игрока.</text:p>
      <text:p text:style-name="Standard">Вскоре игрок поймет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есть следствие того, что корабль переместился во времени назад, в прошлое. При некоторых условиях энтропия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В задачах игрока теперь появилась новая: он должен как-то решить эту проблему, чтобы не остаться без корабля в открытом космосе.</text:p>
      <text:p text:style-name="Standard"><text:soft-page-break/>Находясь в пределах одной области, игрок рано или поздно столкнется с ограничением на ресурсы. Тогда у него появится задача расширить ареал влияния, захватить новые области, развить новую инфраструктуру. Для этого будет нужно попасть в другую звездную систему, то есть, переместиться в пространстве. К путешествию, вообще говоря, принуждают внешние и внутренние факторы. Внутренние факторы зависят от игрока и могут им управляться: нехватка ресурсов, исследовательский интерес, следование сюжету. Внешние факторы игроку неподвластны: катаклизм, враг, или, например, программа полета, когда-то заложенная в корабль.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Для решения задач у игрока имеется ряд инструментов. Прежде всего это корабль, оснащенный различными механизмами. И хотя управление космическими кораблями в игре преимущественно непрямое, ручное управление в некоторых случаях возможно. Например, можно отключить автопилот и «рулить» кораблем самостоятельно. Для игрока важнее научиться использовать механизмы, чтобы они делали что-то полезное. Механизмы управляются через компьютерный интерфейс корабля, находящийся в рубке в виде большого интерактивного иллюминатора-экрана. Также игрок может использовать пульт дистанционного управления, через который доступны некоторые функции. Например, он может взять его с собой, выходя в открытый космос<text:note text:id="ftn1" text:note-class="footnote"><text:note-citation>1</text:note-citation><text:note-body><text:p text:style-name="Standard"><text:s text:c="3"/>Поскольку персонаж игрока уже не является человеком и <text:s/>состоит из тахионов, ему не нужен скафандр.</text:p></text:note-body></text:note>, чтобы не терять контроль над инфраструктурой.</text:p>
      <text:p text:style-name="P23">Инфраструктуру игрок должен развивать значительную часть времени. Космические объекты создаются в три этапа: проектирование, производство, активация. Объекты производятся на фабриках или строительными роботами по подготовленным ранее эскизам. В памяти корабля имеются уже готовые эскизы различных систем, но также игрок может создавать свои, программируя и комбинируя элементы. <text:span text:style-name="T13">Во время активации объект становится реальным единым объектом, а не просто набором из частей</text:span><text:span text:style-name="T13"><text:note text:id="ftn2" text:note-class="footnote"><text:note-citation>2</text:note-citation><text:note-body><text:p text:style-name="Footnote">Это спорная концепция. Возможно, это не требуется.</text:p></text:note-body></text:note></text:span><text:span text:style-name="T13">.</text:span> До момента активации считается, что объект еще не существует<text:note text:id="ftn3" text:note-class="footnote"><text:note-citation>3</text:note-citation><text:note-body><text:p text:style-name="Footnote">Это нужно для закрытых схем путешествия во времени.</text:p></text:note-body></text:note>. После активации объект можно устанавливать в систему или использовать по прямому назначению.</text:p>
      <text:p text:style-name="Standard"><text:span text:style-name="T11">Все объекты инфраструктуры потребляют энергию, которую необходимо добывать. Есть два способа добычи: с помощью энергостанций (активный) и накопление (пассивный). Есть три способа транспортировки энергии: непрерывные каналы («провода»), пересылка энергоблоков с помощью трансмиттера и трансляторы, специально для этого предназначенные. Трансмиттер и транслятор тратят энергию на пересылку, причем на объем потребления влияет расстояние, время, объем пересылки, а также внешние факторы. Очевидно, имеется предел с</text:span>уммы факторов, после которого пересылать информацию становится нерентабельно. Например: станция вырабатывает конечное количество энергии, часть из которой нужно переслать, но остатка не хватает на работу транслятора. В этом случае имеет смысл построить хранилище, куда накапливать энергию и отправлять порциями по готовности. Также можно улучшить алгоритм архивирования информации.</text:p>
      <text:p text:style-name="P23">Изначально все алгоритмы простые, малоэффективные. Игрок может их изменять для достижения большей эффективности. Некоторые алгоритмы могут быть получены в ходе игры, например, вместе с трофейными объектами. Какие-то алгоритмы могут быть даны сразу же в нескольких версиях, но доступ к следующей версии открывается по наступлению определенных событий. Есть алгоритмы универсальные, а есть специфические, применимые лишь для определенного объекта. Несмотря на то, что <text:soft-page-break/>более эффективные алгоритмы позволяют играть лучше, игрок может об этом и не заботиться: базовых алгоритмов всегда достаточно, чтобы пройти игру.</text:p>
      <text:p text:style-name="Standard">В путешествии по космосу игрок будет преодолевать большие расстояния как внутри звездных систем, так и за их пределами. 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 <text:span text:style-name="T11">(dd-DistanceVisualization01.png) Направляясь к какому-либо объекту, игрок должен четко представлять, какое расстояние нужно для этого преодолеть и сколько энергии потратить. Оценка потребляемой энергии важна, так как энергостанции могут быть далеко, а запасы — не бесконечны, и можно оказаться без ресурсов в глубоком космосе. Но даже если такое случилось, это не </text:span><text:span text:style-name="T11">тупик. На любом корабле обязательно должно быть хранилище, способное пополняться пассивным образом. Если же приходящей энергии недостаточно для достижения ближайшей базы, можно отправить корабль по курсу к базе и изменить субъективное ощущение времени. Тогда корабль будет лететь по инерции, а события в игре будут происходить быстрее, и, возможно, игрок где-нибудь опоздает, но зато за конечное реальное время он таки доберется до базы.</text:span></text:p>
      <text:p text:style-name="P23">Перелеты делятся на ближние, дальние и сверхдальние. Ближние применяются при подлете к базам и другим объектам, для точного наведения и аккуратной стыковки. Дальние используются в пределах нескольких астрономических единиц, то есть, на уровне звездных систем. Сверхдальние полеты нужны для межзвездных путешествий, хотя максимальная скорость, развиваемая кораблем, не превышает скорость света, к тому же начинают действовать релятивистские эффекты. Но игрок может изменить субъективное ощущение времени, чтобы за реальное время добраться до пункта назначения. Ближние перелеты используют синюю энергию, дальние — синюю и зеленую, сверхдальние — все три вида энергии.</text:p>
      <text:p text:style-name="P23">База, построенная игроком, постоянно потребляет энергию. База может быть доведена до самодостаточного уровня.</text:p>
      <text:p text:style-name="Standard">(<text:span text:style-name="T9">TBD: Строительные роботы. Исследовать.</text:span>)</text:p>
      <text:p text:style-name="P23">(<text:span text:style-name="T9">TBD: перелеты. Использование энергии</text:span>)</text:p>
      <text:h text:style-name="Heading_20_3" text:outline-level="3"><text:bookmark-start text:name="__RefHeading__42_113153493"/>Ход игры и с<text:bookmark-start text:name="_Ref46138734"/>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<text:soft-page-break/>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9">TBD: сюжет — выделить главное, а остальное перенести в документ сюжета.</text:span>)</text:p>
      <text:p text:style-name="Standard">(<text:span text:style-name="T9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— открытый. Он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4" text:note-class="footnote"><text:note-citation>4</text:note-citation><text:note-body><text:p text:style-name="Footnote">Тахионы в игре имеют некоторые сходные черты с тахионами из реальных концепций (см. статьи на Википедии «Сверхсветовое движение: сверхсветовые частицы», «Тахион»), но не являются точной копией. Многие свойства игровых тахионов вымышлены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возникают не только из-за влияния гранул, но и при прочих условиях. Это области, в которых законы мира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27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В мире бывают эпические события: взрывы звезд, столкновения небесных тел, гигантские и безумные аномалии. Мир пропитан гигантизмом, он побуждает игрока <text:soft-page-break/>строить огромные фабрики, базы, флоты, обустраивать громадные куски пустого пространства.</text:p>
      <text:p text:style-name="Standard">(<text:span text:style-name="T9">TBD: перенос информации со скоростью света и несоответствие видимого расположения звезд реальному. Нужно ли? Что позволит? Какие ограничения? Как впишется в остальные концепции? Обдумать. Сделать прототип.</text:span>)</text:p>
      <text:p text:style-name="Standard">(<text:span text:style-name="T9">TBD: дополнить описание мира.</text:span>)</text:p>
      <text:h text:style-name="Heading_20_3" text:outline-level="3"><text:bookmark-start text:name="__RefHeading__1609_1395079908"/>Космические объекты и события<text:bookmark-end text:name="__RefHeading__1609_1395079908"/></text:h>
      <text:p text:style-name="Standard">Космос наполнен традиционными космическими объектами. Игрок может ориентироваться на них, использовать их как источники ресурсов и привязывать к ним базы. Космические объекты движутся и взаимодействуют как в реальном мире, однако возможны упрощения.</text:p>
      <text:p text:style-name="Standard">Космические объекты берутся из космических каталогов и генерируются процедурным способом. Неразрушимые за редкими исключениями. Их свойства могут изменяться во времени.</text:p>
      <text:p text:style-name="Standard"><text:span text:style-name="T2">Звезды</text:span>. Генерируют энергию, интенсивность которой зависит от класса звезды, спектра, расстояния до ее поверхности. Генерируют аномалии. Являются точками привязки в галактическом и локальном пространстве. Вращаются вокруг гигантской центральной черной дыры.</text:p>
      <text:p text:style-name="Standard"><text:span text:style-name="T2">Планеты, планетоиды</text:span>. Являются точками привязки в локальном пространстве. Могут быть источниками ресурсов. Состав, ландшафт, климат — все генерируется или строится по известным картам (для планет Солнечной Системы). Возможна высадка для сбора ресурсов, для создания базы. Для Земли возможны следующие варианты:</text:p>
      <text:list xml:id="list1358560810" text:style-name="L2">
        <text:list-item>
          <text:p text:style-name="P32">Земля доисторическая или постисторическая, когда на ней нет биосферы.</text:p>
        </text:list-item>
        <text:list-item>
          <text:p text:style-name="P32">Земля и/или Солнечная Система закрыты для посещения.</text:p>
        </text:list-item>
        <text:list-item>
          <text:p text:style-name="P32">Солнечной Системы не существует в том времени и пространстве, в котором проходит игра: уже уничтожена или еще не сформировалась.</text:p>
        </text:list-item>
        <text:list-item>
          <text:p text:style-name="P32">Земля населена существами противника.</text:p>
        </text:list-item>
        <text:list-item>
          <text:p text:style-name="P32">Земля окружена труднопроходимыми аномалиями.</text:p>
        </text:list-item>
        <text:list-item>
          <text:p text:style-name="P32">Земля и Солнечная Система существуют, населены людьми, но прямой контакт невозможен.</text:p>
        </text:list-item>
        <text:list-item>
          <text:p text:style-name="P32">Земля и Солнечная Система <text:s/>существуют, контакт представляет собой выход в реальный Интернет.</text:p>
        </text:list-item>
      </text:list>
      <text:p text:style-name="Standard"><text:span text:style-name="T2">Астероиды, кометы</text:span>. Странствующие куски вещества. Могут быть источниками ресурсов. Состав, ландшафт, климат — все генерируется. Возможна высадка для сбора ресурсов, для создания базы.</text:p>
      <text:p text:style-name="Standard"><text:span text:style-name="T2">Черные дыры</text:span>. Экстремальные объекты. Вблизи черной дыры создаются особо сильные аномалии. Очень опасный источник некоторых ресурсов.</text:p>
      <text:p text:style-name="Standard"><text:span text:style-name="T2">Центральная черная дыра (ЦЧД)</text:span>. Самое массивное тело галактики Млечный Путь и самое опасное место.</text:p>
      <text:p text:style-name="Standard"><text:span text:style-name="T2">Ядро галактики</text:span>. Пространство вокруг ЦЧД, плотно забитое звездами, планетами, аномалиями и другими космическими объектами. Очень опасное место, в котором пространство-время закручено в безумный многомерный клубок.</text:p>
      <text:p text:style-name="Standard"><text:span text:style-name="T2">Туманности</text:span>. Светящееся вещество, рассеянное в пространстве. Могут быть различной плотности, цвета, конфигурации. Представляют опасность при больших скоростях.</text:p>
      <text:p text:style-name="Standard"><text:soft-page-break/><text:span text:style-name="T2">Пульсары, нейтронные звезды</text:span>. Звезды с высокой плотностью. Могут генерировать узконаправленные пучки энергии. Генерируют аномалии. Ненадежные источники ресурсов.</text:p>
      <text:p text:style-name="Standard"><text:span text:style-name="T2">Сверхновые</text:span>. Редкое явление взрыва сверхновой звезды. Сильнейшие, но краткосрочные аномалии, выплеск огромного количества энергии, катастрофические последствия для любых объектов, оказавшихся вблизи.</text:p>
      <text:p text:style-name="Standard"><text:span text:style-name="T2">Странствующие звезды</text:span>. Редкие звезды, движущиеся вне галактического движения. Почти всегда одинокие. Ненадежный источник ресурсов. Могут представлять опасность.</text:p>
      <text:p text:style-name="Standard"><text:span text:style-name="T2">Рассеянное вещество</text:span>. Вещество, плотность которого крайне мала. Не влияет на игровой процесс.</text:p>
      <text:p text:style-name="Standard"><text:span text:style-name="T2">Галактическое небо</text:span>. Объекты, находящиеся за пределами галактики, которые могут быть различены инструментами игрока. Являются декорациями.</text:p>
      <text:p text:style-name="Standard"><text:span text:style-name="T2">Столкновения космических объектов</text:span>. Происходят очень редко. Приводят к выбросу энергии, вещества и генерированию аномалий.</text:p>
      <text:h text:style-name="P42" text:outline-level="3">Аномалии космоса</text:h>
      <text:p text:style-name="P19">Аномалии — участки измененного пространства-времени. Это могут быть завихрения, сжатия, порталы, бесконечности, тупики, анизотропные проявления, вещество в особом состоянии, множество измерений, или что-то другое. Аномалии позволяют внести в геймплей дополнительный челендж. Аномалии могут быть разных масштабов, разные по силе, их влияние может быть выборочным. Аномалии бывают естественные и искусственные. Бывают разрушимые и неразрушимые аномалии. При разрушении взбесившееся пространство-время «сглаживается» до обычного линейного. Аномалии могут взаимодействовать. Аномалии могут быть произведены специальными устройствами, или они могут быть побочным эффектом работы этих устройств. Некоторые аномалии искажают информацию, передаваемую трансмиттером и транслятором. Аномалии влияют на вещество, придавая ему ускорение, поглощая его, производя его, заставляя вещество светиться. Аномалии могут изменяться во времени, причем как целиком, так и отдельными локальными частями. У аномалий могут быть статические участки.</text:p>
      <text:p text:style-name="P19">Аномалии позволяют сделать красивые космические картинки. Например, частицы, попадающие в «завихрение», будут лететь по спирали и светиться разными цветами в зависимости от скорости, от угла, от положения в спирали.</text:p>
      <text:p text:style-name="P19">Игрок может строить сооружения, помогающие обуздать аномалию. Он может проложить сквозь аномалию путь («мост»), используя статические участки или нивелируя эффекты аномалии другими способами.</text:p>
      <text:p text:style-name="Standard"><text:span text:style-name="T10">(</text:span><text:span text:style-name="T9">TBD: классификация аномалий.</text:span><text:span text:style-name="T10">)</text:span></text:p>
      <text:p text:style-name="Standard"><text:span text:style-name="T10">(</text:span><text:span text:style-name="T9">TBD: влияние аномалий на передачу трансмиттера и транслятора.</text:span><text:span text:style-name="T10">)</text:span></text:p>
      <text:p text:style-name="Standard"><text:span text:style-name="T10">(</text:span><text:span text:style-name="T9">TBD: влияние аномалий на пассивную добычу энергии.</text:span><text:span text:style-name="T10">)</text:span></text:p>
      <text:p text:style-name="Standard"><text:span text:style-name="T10">(</text:span><text:span text:style-name="T9">TBD: аномалии и гранулы.</text:span><text:span text:style-name="T10">)</text:span></text:p>
      <text:p text:style-name="Standard"><text:span text:style-name="T10">(</text:span><text:span text:style-name="T9">TBD: аномалии и вещество.</text:span><text:span text:style-name="T10">)</text:span></text:p>
      <text:h text:style-name="P42" text:outline-level="3"><text:bookmark-start text:name="__RefHeading__1817_420451582"/>Гранулы<text:bookmark-end text:name="__RefHeading__1817_420451582"/></text:h>
      <text:p text:style-name="P19">(<text:span text:style-name="T9">На данный момент гранулы — самая спорная из концепций.</text:span>)</text:p>
      <text:p text:style-name="P19">Гранулы делятся на три вида: плюс-гранулы, минус-гранулы и нуль-гранулы.</text:p>
      <text:p text:style-name="P19">Плюс-гранулы. Являются источником особого воздействия (<text:span text:style-name="T9">аномалий?</text:span>). Создаются в два этапа: установка якоря в настоящем времени и привязка гранулы в будущем.</text:p>
      <text:p text:style-name="P19"><text:soft-page-break/>Минус-гранулы. Являются поглотителем особого воздействия (<text:span text:style-name="T9">аномалий?</text:span>). Создаются также в два этапа: якорь в настоящем и привязка гранулы в прошлом.</text:p>
      <text:p text:style-name="P19">Нуль-гранулы нейтральны. Устанавливаются в любой момент без якорей.</text:p>
      <text:p text:style-name="P19">Для плюс- и минус- гранул неважно, насколько далеко в прошлом или будущем от них находится якорь. Это может быть и секунда, и месяц, и тысячелетие. Гранула становится вневременным объектом, а якорь остается в своем времени. Однажды получив знак, гранула его сменить не может. Если убрать в прошлом или будущем якорь, гранула становится нейтральной.</text:p>
      <text:p text:style-name="P19">Изначально во Вселенной существовали только реликтовые гранулы, - гранулы обоих знаков, организованные в гигантскую кристаллическую решетку («гвозди Вселенной»); их якори находятся в начале и в конце времен. Но затем появился пришелец, который сумел вмешаться в эту структуру. Пришелец частично разрушил и исказил решетку, а также создал беспорядочное множество гранул всех видов.</text:p>
      <text:p text:style-name="P19">Гранулы являются главной причиной масштабных галактических аномалий. Время от времени игрок сталкивается с этими аномалиями, и ему необходимо защитить себя, свои базы, обжитое пространство.</text:p>
      <text:p text:style-name="Standard"><text:span text:style-name="T10">(</text:span><text:span text:style-name="T9">TBD: Гранулы и аномалии.</text:span><text:span text:style-name="T10">)</text:span></text:p>
      <text:p text:style-name="Standard"><text:span text:style-name="T10">(</text:span><text:span text:style-name="T9">TBD: шаг решетки.</text:span><text:span text:style-name="T10">)</text:span></text:p>
      <text:h text:style-name="Heading_20_3" text:outline-level="3"><text:bookmark-start text:name="__RefHeading__1063_1709361289"/>Игровая инфраструктура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Их комбинаторика представляет собой материальный язык высокого уровня, присутствующий прямо в игре.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.</text:p>
      <text:p text:style-name="Standard">Поначалу все алгоритмы первого корабля — базовые и примитивные, так как он отправлен в прошлое «налегке»<text:note text:id="ftn5" text:note-class="footnote"><text:note-citation>5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6" text:note-class="footnote"><text:note-citation>6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. Игрок может строить целые заводы, города, вычислительные машины, огромные космические флоты, даже настоящие «Звезды Смерти». Концептуальных ограничений нет, на ресурсы — тоже, есть только неизбежные ограничения реального мира, которые здесь не рассматриваются.</text:p>
      <text:p text:style-name="Standard"><text:soft-page-break/>Главным игровым ресурсом служит энергия, которая бывает трех видов: синяя, зеленая, красная. <text:span text:style-name="T10"><text:s/>Игрок строит энергостанции вблизи звезд, и те вырабатывают синюю энергию. Энергию необходимо транспортировать к потребителю. Энергоканалы напрямую связывают энергостанцию с потребителем, но если энергия нужна в другой части космоса, игрок должен построить два транслятора, которые будут передавать </text:span><text:span text:style-name="T10">энергию через пространство со скоростью света. Дополнительной возможностью является трансмиттер: энергия в виде энергоблоков-хранилищ может быть перекинута куда-то как обычный объект. Наконец, энергоблок можно просто перевезти на корабле и подключить к удаленной системе вручную.</text:span></text:p>
      <text:p text:style-name="P22">Игрок производит элементы инфраструктуры на корабле, а затем размещает их на орбите космического объекта или в открытом космосе<text:note text:id="ftn7" text:note-class="footnote"><text:note-citation>7</text:note-citation><text:note-body><text:p text:style-name="Footnote">Данное требование не согласуется с косвенным управлением базой. Вероятно, должен быть какой-то промежуточный вариант.</text:p></text:note-body></text:note>.</text:p>
      <text:p text:style-name="P24">Объекты инфраструктуры могут быть разрушены внешними и внутренними факторами. У них имеется предел прочности.</text:p>
      <text:p text:style-name="P19">(<text:span text:style-name="T9">TBD: дописать.</text:span>)</text:p>
      <text:p text:style-name="P19">(<text:span text:style-name="T9">TBD: привязка базы к точке в пространстве, к космическим объектам.</text:span>)</text:p>
      <text:p text:style-name="P19">(<text:span text:style-name="T9">TBD: разрушаемость</text:span>)</text:p>
      <text:h text:style-name="P42" text:outline-level="3"><text:bookmark-start text:name="__RefHeading__1065_1709361289"/>Энергия<text:bookmark-end text:name="__RefHeading__1065_1709361289"/></text:h>
      <text:p text:style-name="P19">Энергия бывает трех видов: синяя (обычная), зеленая (ценная), красная (очень ценная).</text:p>
      <text:p text:style-name="P19">1 единица красной энергии = 10^3 единиц зеленой энергии = 10^6 единиц синей энергии.</text:p>
      <text:p text:style-name="P19">Энергия добывается активным и пассивным способом.</text:p>
      <text:list xml:id="list1291287972" text:style-name="L3">
        <text:list-item>
          <text:p text:style-name="P33">Активный способ: энергостанции. Преобразуют энергию звезды в пригодный к использованию вид.</text:p>
        </text:list-item>
        <text:list-item>
          <text:p text:style-name="P34">Пассивный способ: накопление. Элементы-носители, из которых состоит хранилище, с некоторой вероятностью могут получить единицу энергии из-за того, что их непрерывно бомбардирует внешнее излучение, преимущественно реликтовое. Количество экстраединиц энергии зависит от типа излучения, интенсивности, взаимного расположения уже заряженных элементов в хранилище. Существуют условия, в которых пассивный способ бывает достаточно эффективен. Например, особые аномальные зоны или окрестности черной дыры. При этом может оказаться, что активный способ добычи недоступен, и накопление становится жизненно необходимым.</text:p>
        </text:list-item>
      </text:list>
      <text:p text:style-name="P24">Энергия может быть транспортирована в хранилище или напрямую к энергопотребителям. Есть три способа.</text:p>
      <text:list xml:id="list401289701" text:style-name="L4">
        <text:list-item>
          <text:p text:style-name="P35">Непрерывные каналы («провода»). Потребитель находится в одной цепи вместе с источником энергии, и количество энергии, которое он может получить, ограничивается лишь пропускной способностью канала.</text:p>
        </text:list-item>
        <text:list-item>
          <text:p text:style-name="P35">Пересылка энергоблоков с помощью трансмиттера.</text:p>
        </text:list-item>
        <text:list-item>
          <text:p text:style-name="P35">Трансляторы. Энергия пересылается между двумя трансляторами со скоростью света.</text:p>
        </text:list-item>
      </text:list>
      <text:p text:style-name="P24">Во втором и третьем случае энергия может быть передана на большие расстояния; она пересылается в сжатом виде, и на нее действуют те же законы, что и при пересылке обычной материи.</text:p>
      <text:p text:style-name="P24"><text:soft-page-break/>Один вид энергии можно конвертировать в другой, для этого используются преобразователи.</text:p>
      <text:p text:style-name="P24">Если энергии выработано больше, чем можно накопить или израсходовать, она выделяется в окружающее пространство в виде различных эффектов. Если энергии слишком много, возможно разрушение инфраструктуры. Также для энергии важна плотность. Чересчур уплотненная энергия может разрушить носитель, что приведет, например, к взрыву.</text:p>
      <text:p text:style-name="P24">(<text:span text:style-name="T9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)</text:p>
      <text:p text:style-name="P19">(<text:span text:style-name="T9">TBD: соотношение энергий. Уточнить.</text:span>)</text:p>
      <text:p text:style-name="P19">(<text:span text:style-name="T9">TBD: энергия и излучение. Излучение является способом существования энергии.</text:span>)</text:p>
      <text:p text:style-name="P19">(<text:span text:style-name="T9">TBD: использование энергии.</text:span>)</text:p>
      <text:p text:style-name="P19">(<text:span text:style-name="T9">TBD: хранение энергии. Хранилище и энергоблок.</text:span>)</text:p>
      <text:p text:style-name="P19">(<text:span text:style-name="T9">TBD: активная добыча энергии: диапазоны длин волн, интенсивность, ...</text:span>)</text:p>
      <text:p text:style-name="P19">(<text:span text:style-name="T9">TBD: пассивная добыча энергии. Законы влияния.</text:span>)</text:p>
      <text:p text:style-name="P19">(<text:span text:style-name="T9">TBD: преобразователь. Законы конвертации энергии. </text:span><text:span text:style-name="T12">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</text:span>)</text:p>
      <text:p text:style-name="P19">(<text:span text:style-name="T9">TBD: законы потребления энергии.</text:span>)</text:p>
      <text:p text:style-name="Standard"><text:span text:style-name="T10">(</text:span><text:span text:style-name="T9">TBD: законы передачи энергии транслятором. Только ли со скоростью света? Или есть случаи, когда быстрее/медленнее скорости света?</text:span><text:span text:style-name="T10">)</text:span></text:p>
      <text:h text:style-name="P42" text:outline-level="3"><text:bookmark-start text:name="__RefHeading__1067_1709361289"/>Время<text:bookmark-end text:name="__RefHeading__1067_1709361289"/></text:h>
      <text:p text:style-name="P20">Ощущение времени</text:p>
      <text:p text:style-name="P19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9">TBD: иное ощущение времени. Проверить необходимость, установить законы изменения.</text:span>)</text:p>
      <text:p text:style-name="P20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9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2152791651" text:style-name="L5">
        <text:list-item>
          <text:p text:style-name="P37">Собственный объект движется с околосветовой скоростью.</text:p>
        </text:list-item>
      </text:list>
      <text:list xml:id="list1222427061" text:style-name="L6">
        <text:list-item>
          <text:p text:style-name="P38">Его временная энтропия нарастает по обычному закону.</text:p>
        </text:list-item>
        <text:list-item>
          <text:p text:style-name="P38"><text:soft-page-break/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2077578167" text:continue-list="list2152791651" text:style-name="L5">
        <text:list-item>
          <text:p text:style-name="P37">Внешний объект движется с околосветовой скоростью.</text:p>
        </text:list-item>
      </text:list>
      <text:list xml:id="list641456327" text:continue-list="list1222427061" text:style-name="L6">
        <text:list-item>
          <text:p text:style-name="P38">Его временная энтропия нарастает медленнее.</text:p>
        </text:list-item>
        <text:list-item>
          <text:p text:style-name="P38">Его внутреннее время идет медленнее.</text:p>
        </text:list-item>
      </text:list>
      <text:list xml:id="list1224642390" text:continue-list="list2077578167" text:style-name="L5">
        <text:list-item>
          <text:p text:style-name="P37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937742291" text:continue-list="list641456327" text:style-name="L6">
        <text:list-item>
          <text:p text:style-name="P38">(<text:span text:style-name="T9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920386230" text:continue-list="list1224642390" text:style-name="L5">
        <text:list-item>
          <text:p text:style-name="P37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1015036586" text:style-name="L7">
        <text:list-item>
          <text:p text:style-name="P39">Временная энтропия несмещенного объекта равна его возрасту и предела не имеет.</text:p>
        </text:list-item>
        <text:list-item>
          <text:p text:style-name="P39">(<text:span text:style-name="T9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39">(<text:span text:style-name="T9">TBD</text:span>) Временная энтропия смещенных вперед объектов.</text:p>
        </text:list-item>
      </text:list>
      <text:p text:style-name="P23">(<text:span text:style-name="T9">TBD: релятивистские эффекты. Уточнить, проверить, разработать прототипы.</text:span>)</text:p>
      <text:p text:style-name="P23">(<text:span text:style-name="T9">TBD: объекты, изменяющиеся во времени и объекты-инварианты</text:span>)</text:p>
      <text:p text:style-name="P21">Путешествия во времени</text:p>
      <text:p text:style-name="Standard">(<text:span text:style-name="T9">TBD</text:span>)</text:p>
      <text:h text:style-name="P42" text:outline-level="3"><text:bookmark-start text:name="__RefHeading__1807_420451582"/>Элементы<text:bookmark-end text:name="__RefHeading__1807_420451582"/></text:h>
      <text:p text:style-name="P19">Главная форма элементов — куб.</text:p>
      <text:p text:style-name="Standard"><text:span text:style-name="T10">(</text:span><text:span text:style-name="T9">TBD: материальная форма элемента. Возможна ли иная форма, кроме куба?</text:span><text:span text:style-name="T10">)</text:span></text:p>
      <text:p text:style-name="Standard"><text:span text:style-name="T10">(</text:span><text:span text:style-name="T9">TBD: элементы. Описать механику, законы, форму и содержание, виды, варианты взаимодействия, способы использования, сценарии</text:span><text:span text:style-name="T10">)</text:span></text:p>
      <text:h text:style-name="P42" text:outline-level="3"><text:bookmark-start text:name="__RefHeading__1809_420451582"/>Изменяемые алгоритмы<text:bookmark-end text:name="__RefHeading__1809_420451582"/></text:h>
      <text:p text:style-name="Standard"><text:span text:style-name="T10">(</text:span><text:span text:style-name="T9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<text:span text:style-name="T10">)</text:span></text:p>
      <text:h text:style-name="P42" text:outline-level="3"><text:bookmark-start text:name="__RefHeading__1811_420451582"/>Язык программирования<text:bookmark-end text:name="__RefHeading__1811_420451582"/></text:h>
      <text:p text:style-name="Standard"><text:span text:style-name="T10">(</text:span><text:span text:style-name="T9">TBD: язык программирования.</text:span><text:span text:style-name="T10">)</text:span></text:p>
      <text:p text:style-name="Standard"><text:span text:style-name="T10">(</text:span><text:span text:style-name="T9">TBD: требования к языку программирования и к игроку.</text:span><text:span text:style-name="T10">)</text:span></text:p>
      <text:h text:style-name="P42" text:outline-level="3"><text:bookmark-start text:name="__RefHeading__1813_420451582"/>Космические базы<text:bookmark-end text:name="__RefHeading__1813_420451582"/></text:h>
      <text:p text:style-name="Standard"><text:span text:style-name="T10">(</text:span><text:span text:style-name="T9">TBD: размещение баз, виды, компоненты</text:span><text:span text:style-name="T10">)</text:span></text:p>
      <text:p text:style-name="Комментарий"><text:soft-page-break/>Описание физической модели игрового мира, ее законов и их отображения в игру. Наиболее важные моменты, которые должны быть</text:p>
      <text:list xml:id="list1769398874" text:continue-list="list725059047" text:style-name="WW8Num46">
        <text:list-item>
          <text:p text:style-name="P45">Перемещения</text:p>
        </text:list-item>
        <text:list-item>
          <text:p text:style-name="P45">Боевые действия</text:p>
        </text:list-item>
        <text:list-item>
          <text:p text:style-name="P45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4">RPG</text:span>. <text:s/></text:p>
      <text:h text:style-name="Heading_20_2" text:outline-level="2">Программируемые алгоритмы</text:h>
      <text:p text:style-name="P24">Все инфраструктурные объекты взаимодействуют согласно алгоритмам, которые можно изменять в ходе игры. Алгоритмы пишутся на натуральном языке, состоящем из блоков. Изначально все алгоритмы базовые, примитивные и малоэффективные, но их можно улучшать. Широко используются алгоритмы ИИ.</text:p>
      <text:list xml:id="list268415162" text:style-name="L8">
        <text:list-item>
          <text:p text:style-name="P36">Компьютерное зрение</text:p>
        </text:list-item>
        <text:list-item>
          <text:p text:style-name="P36">Архивация</text:p>
        </text:list-item>
        <text:list-item>
          <text:p text:style-name="P36">Шифрование</text:p>
        </text:list-item>
        <text:list-item>
          <text:p text:style-name="P36">Трансформация</text:p>
        </text:list-item>
        <text:list-item>
          <text:p text:style-name="P36">Навигация</text:p>
        </text:list-item>
        <text:list-item>
          <text:p text:style-name="P36">Распределение</text:p>
        </text:list-item>
        <text:list-item>
          <text:p text:style-name="P36">Цифровая обработка сигналов</text:p>
        </text:list-item>
        <text:list-item>
          <text:p text:style-name="P36">Оптимизация</text:p>
        </text:list-item>
        <text:list-item>
          <text:p text:style-name="P36">Поиск</text:p>
        </text:list-item>
      </text:list>
      <text:p text:style-name="P25">(<text:span text:style-name="T9">TBD: детализировать</text:span>)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Элементы игры<text:bookmark-end text:name="_Ref46313435"/><text:bookmark-end text:name="_Ref46313460"/><text:bookmark-end text:name="__RefHeading__48_113153493"/></text:h>
      <text:h text:style-name="P44" text:outline-level="3"><text:bookmark-start text:name="__RefHeading__1819_420451582"/>Трансмиттер<text:bookmark-end text:name="__RefHeading__1819_420451582"/></text:h>
      <text:p text:style-name="P11">(<text:span text:style-name="T9">TBD: трансмиттер</text:span>)</text:p>
      <text:h text:style-name="P44" text:outline-level="3"><text:bookmark-start text:name="__RefHeading__1821_420451582"/>Сканер<text:bookmark-end text:name="__RefHeading__1821_420451582"/></text:h>
      <text:p text:style-name="P11">(<text:span text:style-name="T9">TBD: сканер</text:span>)</text:p>
      <text:h text:style-name="P44" text:outline-level="3"><text:bookmark-start text:name="__RefHeading__1823_420451582"/>Транслятор<text:bookmark-end text:name="__RefHeading__1823_420451582"/></text:h>
      <text:p text:style-name="P13">Трансляторы используются для передачи энергии через пустое пространство на расстояния, не превышающие 1 светового часа. Энергия испускается одним транслятором и принимается другим. Поток энергии узконаправленный.</text:p>
      <text:p text:style-name="P12">Изначально в трансляторе применяется вырожденный алгоритм архивации, когда архив представляет собой исходный объект. Алгоритм может быть улучшен.</text:p>
      <text:p text:style-name="P11"><text:span text:style-name="T10">(</text:span><text:span text:style-name="T9">TBD: транслятор. Уточнить название, описать свойства, внешний вид, варианты взаимодействия, способы использования</text:span><text:span text:style-name="T10">)</text:span></text:p>
      <text:p text:style-name="P11"><text:soft-page-break/><text:span text:style-name="T10">(</text:span><text:span text:style-name="T9">TBD: уточнить ограничение на расстояние передачи. Скорее всего оно зависит от точности наведения и энергетической стоимости.</text:span><text:span text:style-name="T10">)</text:span></text:p>
      <text:h text:style-name="P44" text:outline-level="3"><text:bookmark-start text:name="__RefHeading__1825_420451582"/>Энергостанция<text:bookmark-end text:name="__RefHeading__1825_420451582"/></text:h>
      <text:p text:style-name="P13">(<text:span text:style-name="T9">TBD: энергостанция</text:span>)</text:p>
      <text:h text:style-name="P44" text:outline-level="3"><text:bookmark-start text:name="__RefHeading__1827_420451582"/>Энергоканал<text:bookmark-end text:name="__RefHeading__1827_420451582"/></text:h>
      <text:p text:style-name="P13">(<text:span text:style-name="T9">TBD: энергоканал</text:span>)</text:p>
      <text:h text:style-name="P44" text:outline-level="3"><text:bookmark-start text:name="__RefHeading__1829_420451582"/>Энергоблок<text:bookmark-end text:name="__RefHeading__1829_420451582"/></text:h>
      <text:p text:style-name="P14">Энергоблок — это структура из элементов 10х10х10. Вмещает 1000 единиц энергии любого вида. В одном блоке можно хранить элементы, заряженные разными видами энергии. Имеет синий, зеленый, красный индикаторы количества заряженных элементов.</text:p>
      <text:p text:style-name="P14">Работает в двух режимах: структурированный и случайный.</text:p>
      <text:list xml:id="list2179263456" text:style-name="L9">
        <text:list-item>
          <text:p text:style-name="P41">Структурированный режим. Заряженные элементы заполняют энергоблок по типу стека, начиная с условной нижней части.</text:p>
        </text:list-item>
        <text:list-item>
          <text:p text:style-name="P41">Случайный режим. Заряженные элементы случайно рассредоточены по объему энергоблока.</text:p>
        </text:list-item>
      </text:list>
      <text:p text:style-name="P14">Энергия восстанавливается в энергоблоке пассивным образом. На количество экстраединиц влияет взаимное расположение уже имеющихся заряженных элементов. <text:s/>Чем их больше, тем вероятнее. Также важны внешние факторы. Некоторые виды излучения увеличивают вероятность возникновения экстраединиц, иные — наоборот, уменьшают.</text:p>
      <text:p text:style-name="P13"><text:span text:style-name="T10">(</text:span><text:span text:style-name="T9">TBD: энергоблок. Уточнить характеристики.</text:span><text:span text:style-name="T10">)</text:span></text:p>
      <text:p text:style-name="P13"><text:span text:style-name="T10">(</text:span><text:span text:style-name="T9">TBD: законы самовосстановления энергии. Картинка.</text:span><text:span text:style-name="T10">)</text:span></text:p>
      <text:h text:style-name="P44" text:outline-level="3"><text:bookmark-start text:name="__RefHeading__1831_420451582"/>Хранилище<text:bookmark-end text:name="__RefHeading__1831_420451582"/></text:h>
      <text:p text:style-name="P14">Хранилище — элемент инфраструктуры, в котором можно держать 8 и менее энергоблоков. Хранилище имеет несколько интерфейсов, которые могут работать на вход и на выход.</text:p>
      <text:p text:style-name="P13"><text:span text:style-name="T10">(</text:span><text:span text:style-name="T9">TBD: хранилище. Уточнить структуру.</text:span><text:span text:style-name="T10">)</text:span></text:p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1713576337" text:continue-list="list1769398874" text:style-name="WW8Num46">
        <text:list-item>
          <text:p text:style-name="P45">Юниты и строения – <text:span text:style-name="T4">RTS</text:span>, <text:span text:style-name="T4">TBS</text:span></text:p>
        </text:list-item>
        <text:list-item>
          <text:p text:style-name="P45">Предметы (<text:span text:style-name="T4">items</text:span>) – <text:span text:style-name="T4">RTS</text:span>, <text:span text:style-name="T4">RPG</text:span></text:p>
        </text:list-item>
        <text:list-item>
          <text:p text:style-name="P45">Оружие – <text:span text:style-name="T4">FPS</text:span>, <text:span text:style-name="T4">RPG</text:span></text:p>
        </text:list-item>
        <text:list-item>
          <text:p text:style-name="P45"><text:span text:style-name="T4">NPC </text:span>и персонажи</text:p>
        </text:list-item>
        <text:list-item>
          <text:p text:style-name="P45">Транспортные средства<text:span text:style-name="T4"> – simulators</text:span></text:p>
        </text:list-item>
        <text:list-item>
          <text:p text:style-name="P45">Карты </text:p>
        </text:list-item>
        <text:list-item>
          <text:p text:style-name="P45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<text:soft-page-break/>«Искусственный интеллект»<text:bookmark-end text:name="__RefHeading__50_113153493"/></text:h>
      <text:p text:style-name="Комментарий">Опишите общие принципы, характеризующие <text:span text:style-name="T4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4">AI</text:span> – самый умный <text:span text:style-name="T4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Standard">Многопользовательский режим не предусмотрен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43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43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43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4">check</text:span> <text:span text:style-name="T4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43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287759861" text:continue-numbering="true" text:style-name="WW8Num46">
        <text:list-item>
          <text:p text:style-name="P45">Техническое исполнение (3<text:span text:style-name="T4">D</text:span>, 2<text:span text:style-name="T4">D</text:span>, текстовая <text:span text:style-name="T7"></text:span>)</text:p>
        </text:list-item>
        <text:list-item>
          <text:p text:style-name="P45">Стилистика, атмосфера и палитра</text:p>
        </text:list-item>
        <text:list-item>
          <text:p text:style-name="P45">Другие общие сведения </text:p>
        </text:list-item>
      </text:list>
      <text:h text:style-name="P43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4">D</text:span> графике, которая должна быть разработана:</text:p>
      <text:list xml:id="list1191269663" text:continue-numbering="true" text:style-name="WW8Num46">
        <text:list-item>
          <text:p text:style-name="P45">Интерфейс</text:p>
        </text:list-item>
        <text:list-item>
          <text:p text:style-name="P45">Эффекты</text:p>
        </text:list-item>
      </text:list>
      <text:p text:style-name="Комментарий">Если игра не 3<text:span text:style-name="T4">D</text:span>, то здесь же описывается и основная игровая графика:</text:p>
      <text:list xml:id="list50999376" text:continue-numbering="true" text:style-name="WW8Num46">
        <text:list-item>
          <text:p text:style-name="P45"><text:soft-page-break/>Персонажи, строения и юниты.</text:p>
        </text:list-item>
        <text:list-item>
          <text:p text:style-name="P45">Игровой мир (ландшафты и статические объекты)</text:p>
        </text:list-item>
      </text:list>
      <text:h text:style-name="P43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170541672" text:style-name="WW8Num80">
        <text:list-item>
          <text:p text:style-name="P46">3<text:span text:style-name="T4">D </text:span>модели</text:p>
        </text:list-item>
        <text:list-item>
          <text:p text:style-name="P46">текстуры</text:p>
        </text:list-item>
        <text:list-item>
          <text:p text:style-name="P46">анимации</text:p>
        </text:list-item>
      </text:list>
      <text:h text:style-name="P43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1509194964" text:style-name="WW8Num14">
        <text:list-item>
          <text:p text:style-name="P47">Перечень и их расположение в игре (начальный ролик, финальный ролик, ролики миссий и т.д.)</text:p>
        </text:list-item>
        <text:list-item>
          <text:p text:style-name="P47">Характер исполнения (на «движке» игры или отдельная анимация)</text:p>
        </text:list-item>
        <text:list-item>
          <text:p text:style-name="P47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43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43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379877686" text:style-name="WW8Num48">
        <text:list-item>
          <text:p text:style-name="P48">Интерфейса</text:p>
        </text:list-item>
        <text:list-item>
          <text:p text:style-name="P48">Спецэффектов</text:p>
        </text:list-item>
        <text:list-item>
          <text:p text:style-name="P48">Игровых объектов</text:p>
        </text:list-item>
        <text:list-item>
          <text:p text:style-name="P48">Диалогов и анимационных вставок</text:p>
        </text:list-item>
      </text:list>
      <text:h text:style-name="P43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066658416" text:style-name="WW8Num37">
        <text:list-item>
          <text:p text:style-name="P49">Главный интерфейс новой игры</text:p>
        </text:list-item>
        <text:list-item>
          <text:p text:style-name="P49">Состав музыкального сопровождения роликов</text:p>
        </text:list-item>
        <text:list-item>
          <text:p text:style-name="P49">Состав тем по уровням игры или их связь</text:p>
        </text:list-item>
        <text:list-item>
          <text:p text:style-name="P49">Особенные фрагменты – <text:span text:style-name="T4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<text:soft-page-break/>Описание уровней<text:bookmark-end text:name="_Ref46138254"/><text:bookmark-end text:name="__RefHeading__80_113153493"/></text:h>
      <text:h text:style-name="P43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43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43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4">e</text:span>-<text:span text:style-name="T4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4">E</text:span>-<text:span text:style-name="T4">mail</text:span>: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3-08-22T00:30:10">22.08.2013</text:date> <text:date style:data-style-name="N108" text:date-value="2013-08-22T00:30:10">12:17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22</text:page-number></text:span> из <text:span text:style-name="Page_20_Number"><text:page-count style:num-format="1">22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2.08.2013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3-08-22T00:30:10</dc:date>
    <meta:print-date>2003-07-18T14:03:00</meta:print-date>
    <meta:editing-cycles>530</meta:editing-cycles>
    <meta:editing-duration>P1DT1H40M18S</meta:editing-duration>
    <meta:generator>LibreOffice/3.5$Linux_X86_64 LibreOffice_project/350m1$Build-2</meta:generator>
    <dc:creator>gas </dc:creator>
    <meta:document-statistic meta:table-count="6" meta:image-count="0" meta:object-count="0" meta:page-count="22" meta:paragraph-count="394" meta:word-count="5736" meta:character-count="43116" meta:non-whitespace-character-count="37904"/>
    <meta:user-defined meta:name="Поле 1"/>
    <meta:user-defined meta:name="Поле 2"/>
    <meta:user-defined meta:name="Поле 3"/>
    <meta:user-defined meta:name="Поле 4"/>
  </office:meta>
</office:document-meta>
</file>